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3" svg:font-family="Arial" style:font-adornments="Italique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509cm" style:rel-column-width="17379*"/>
    </style:style>
    <style:style style:name="Tableau3.B" style:family="table-column">
      <style:table-column-properties style:column-width="12.492cm" style:rel-column-width="48156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start" style:justify-single-word="false"/>
      <style:text-properties style:font-name="Arial4" fo:font-size="9pt"/>
    </style:style>
    <style:style style:name="P2" style:family="paragraph" style:parent-style-name="Table_20_Contents">
      <style:paragraph-properties fo:text-align="start" style:justify-single-word="false"/>
      <style:text-properties style:font-name="Arial4" fo:font-size="9pt"/>
    </style:style>
    <style:style style:name="P3" style:family="paragraph" style:parent-style-name="Table_20_Contents">
      <style:paragraph-properties fo:text-align="start" style:justify-single-word="false"/>
      <style:text-properties style:font-name="Arial4" fo:font-size="9pt" officeooo:rsid="001a4855" officeooo:paragraph-rsid="001a4855"/>
    </style:style>
    <style:style style:name="P4" style:family="paragraph" style:parent-style-name="Table_20_Contents">
      <style:paragraph-properties fo:text-align="start" style:justify-single-word="false"/>
      <style:text-properties style:font-name="Arial4" fo:font-size="9pt" officeooo:rsid="001b2294" officeooo:paragraph-rsid="001b2294"/>
    </style:style>
    <style:style style:name="P5" style:family="paragraph" style:parent-style-name="Footer">
      <style:text-properties style:font-name="Arial4" fo:font-size="10pt" officeooo:rsid="00196d06" officeooo:paragraph-rsid="00196d06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Standard">
      <style:text-properties officeooo:rsid="0019a861" officeooo:paragraph-rsid="0019a861"/>
    </style:style>
    <style:style style:name="P8" style:family="paragraph" style:parent-style-name="Standard">
      <style:paragraph-properties fo:break-before="page"/>
      <style:text-properties officeooo:rsid="0019a861" officeooo:paragraph-rsid="0019a861"/>
    </style:style>
    <style:style style:name="P9" style:family="paragraph" style:parent-style-name="Table_20_Contents">
      <style:text-properties style:font-name="Arial" officeooo:rsid="001b2294" officeooo:paragraph-rsid="001b2294"/>
    </style:style>
    <style:style style:name="P10" style:family="paragraph" style:parent-style-name="Table_20_Contents">
      <style:text-properties style:font-name="Arial" fo:font-size="11pt" style:font-size-asian="11pt" style:font-size-complex="11pt"/>
    </style:style>
    <style:style style:name="P11" style:family="paragraph" style:parent-style-name="Table_20_Contents">
      <style:text-properties style:font-name="Arial" fo:font-size="11pt" fo:font-style="italic" fo:font-weight="bold" officeooo:rsid="001b2294" officeooo:paragraph-rsid="001b2294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Table_20_Contents">
      <style:text-properties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Table_20_Contents">
      <style:text-properties style:font-name="Arial" fo:font-size="11pt" fo:font-style="italic" fo:font-weight="bold" officeooo:rsid="0023518c" officeooo:paragraph-rsid="0023518c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Standard">
      <style:paragraph-properties fo:margin-top="0.101cm" fo:margin-bottom="0.101cm" style:contextual-spacing="false"/>
      <style:text-properties style:font-name="Arial1" fo:font-size="14pt" fo:font-weight="bold" officeooo:rsid="0019a861" officeooo:paragraph-rsid="0019a861"/>
    </style:style>
    <style:style style:name="P15" style:family="paragraph" style:parent-style-name="Standard">
      <style:paragraph-properties fo:margin-top="0.201cm" fo:margin-bottom="0.201cm" style:contextual-spacing="false"/>
      <style:text-properties style:font-name="Arial1" fo:font-size="14pt" fo:font-weight="normal" officeooo:rsid="001db833" officeooo:paragraph-rsid="001db833" style:font-size-asian="12.25pt" style:font-size-complex="14pt"/>
    </style:style>
    <style:style style:name="P16" style:family="paragraph" style:parent-style-name="Standard">
      <style:paragraph-properties fo:margin-top="0cm" fo:margin-bottom="0cm" style:contextual-spacing="false"/>
      <style:text-properties style:font-name="Arial1" fo:font-size="14pt" fo:font-weight="normal" officeooo:rsid="001e2e45" officeooo:paragraph-rsid="001db833" style:font-size-asian="12.25pt" style:font-weight-asian="normal" style:font-size-complex="14pt" style:font-weight-complex="normal"/>
    </style:style>
    <style:style style:name="P17" style:family="paragraph" style:parent-style-name="Table_20_Contents">
      <style:text-properties style:font-name="Arial" fo:font-size="11pt" fo:font-style="italic" fo:font-weight="bold" officeooo:rsid="002573d3" officeooo:paragraph-rsid="002573d3" style:font-size-asian="11pt" style:font-style-asian="italic" style:font-weight-asian="bold" style:font-size-complex="11pt" style:font-style-complex="italic" style:font-weight-complex="bold"/>
    </style:style>
    <style:style style:name="P18" style:family="paragraph" style:parent-style-name="Table_20_Contents">
      <style:text-properties style:font-name="Arial" fo:font-size="11pt" style:font-size-asian="11pt" style:font-size-complex="11pt"/>
    </style:style>
    <style:style style:name="T1" style:family="text">
      <style:text-properties officeooo:rsid="001b2294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officeooo:rsid="001bda4c"/>
    </style:style>
    <style:style style:name="T4" style:family="text">
      <style:text-properties style:font-weight-asian="normal" style:font-weight-complex="normal"/>
    </style:style>
    <style:style style:name="T5" style:family="text">
      <style:text-properties officeooo:rsid="001e2e45" style:font-weight-asian="normal" style:font-weight-complex="normal"/>
    </style:style>
    <style:style style:name="T6" style:family="text">
      <style:text-properties officeooo:rsid="0020de56" style:font-weight-asian="normal" style:font-weight-complex="normal"/>
    </style:style>
    <style:style style:name="T7" style:family="text">
      <style:text-properties officeooo:rsid="0023518c"/>
    </style:style>
    <style:style style:name="T8" style:family="text">
      <style:text-properties officeooo:rsid="002510d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title/><text:span text:style-name="T2"><text:user-defined style:data-style-name="N0" text:name="Titre">DA_Katchit_1.0_DS105</text:user-defined></text:span></text:p>
      <text:p text:style-name="P15"><text:span text:style-name="T4">Document d</text:span><text:span text:style-name="T5">e </text:span><text:span text:style-name="T6">spécification</text:span></text:p>
      <text:p text:style-name="P16"/>
      <table:table table:name="Tableau2" table:style-name="Tableau2">
        <table:table-column table:style-name="Tableau2.A"/>
        <table:table-row table:style-name="TableLine1405073759568">
          <table:table-cell table:style-name="Tableau2.A1" office:value-type="string">
            <text:p text:style-name="P11">But :</text:p>
            <text:p text:style-name="P9">Ce document <text:span text:style-name="T8">a</text:span> pour but de <text:span text:style-name="T8">décrire l’architecture technique générale du</text:span><text:span text:style-name="T3"> projet </text:span><text:span text:style-name="T3"><text:user-defined style:data-style-name="N0" text:name="Projet">Katchit</text:user-defined></text:span><text:span text:style-name="T3">.</text:span></text:p>
            <text:p text:style-name="P9"/>
          </table:table-cell>
        </table:table-row>
      </table:table>
      <text:p text:style-name="P7"/>
      <table:table table:name="Tableau3" table:style-name="Tableau3">
        <table:table-column table:style-name="Tableau3.A"/>
        <table:table-column table:style-name="Tableau3.B"/>
        <table:table-row table:style-name="TableLine1405073750928">
          <table:table-cell table:style-name="Tableau3.A1" office:value-type="string">
            <text:p text:style-name="P11">Type de <text:span text:style-name="T7">d</text:span>ocument :</text:p>
          </table:table-cell>
          <table:table-cell table:style-name="Tableau3.B1" office:value-type="string">
            <text:p text:style-name="P10"><text:user-defined style:data-style-name="N0" text:name="Type document">Dossier Architecture</text:user-defined></text:p>
          </table:table-cell>
        </table:table-row>
        <table:table-row table:style-name="TableLine1405073759856">
          <table:table-cell table:style-name="Tableau3.A2" office:value-type="string">
            <text:p text:style-name="P13">Sigle du document :</text:p>
          </table:table-cell>
          <table:table-cell table:style-name="Tableau3.B2" office:value-type="string">
            <text:p text:style-name="P10"><text:user-defined style:data-style-name="N0" text:name="Siglet document">DA</text:user-defined></text:p>
          </table:table-cell>
        </table:table-row>
        <table:table-row table:style-name="TableLine1405073749776">
          <table:table-cell table:style-name="Tableau3.A2" office:value-type="string">
            <text:p text:style-name="P12">P<text:span text:style-name="T1">rojet :</text:span></text:p>
          </table:table-cell>
          <table:table-cell table:style-name="Tableau3.B2" office:value-type="string">
            <text:p text:style-name="P10"><text:user-defined style:data-style-name="N0" text:name="Projet">Katchit</text:user-defined></text:p>
          </table:table-cell>
        </table:table-row>
        <table:table-row table:style-name="TableLine1405073749776">
          <table:table-cell table:style-name="Tableau3.A2" office:value-type="string">
            <text:p text:style-name="P17">Version :</text:p>
          </table:table-cell>
          <table:table-cell table:style-name="Tableau3.B2" office:value-type="string">
            <text:p text:style-name="P10"><text:user-defined style:data-style-name="N0" text:name="Version">1.0</text:user-defined></text:p>
          </table:table-cell>
        </table:table-row>
        <table:table-row table:style-name="TableLine1405073761296">
          <table:table-cell table:style-name="Tableau3.A2" office:value-type="string">
            <text:p text:style-name="P11">Référence :</text:p>
          </table:table-cell>
          <table:table-cell table:style-name="Tableau3.B2" office:value-type="string">
            <text:p text:style-name="P10"><text:user-defined style:data-style-name="N0" text:name="Référence">DS105</text:user-defined></text:p>
          </table:table-cell>
        </table:table-row>
        <table:table-row table:style-name="TableLine1405073761584">
          <table:table-cell table:style-name="Tableau3.A2" office:value-type="string">
            <text:p text:style-name="P11">Date de création :</text:p>
          </table:table-cell>
          <table:table-cell table:style-name="Tableau3.B2" office:value-type="string">
            <text:p text:style-name="P10"><text:user-defined style:data-style-name="N0" text:name="Date de création">01/01/2024</text:user-defined></text:p>
          </table:table-cell>
        </table:table-row>
        <table:table-row table:style-name="TableLine1405073750064">
          <table:table-cell table:style-name="Tableau3.A2" office:value-type="string">
            <text:p text:style-name="P11">Nombre de page : </text:p>
          </table:table-cell>
          <table:table-cell table:style-name="Tableau3.B2" office:value-type="string">
            <text:p text:style-name="P10"><text:page-count>3</text:page-count></text:p>
          </table:table-cell>
        </table:table-row>
      </table:table>
      <text:p text:style-name="P7"/>
      <table:table table:name="Tableau4" table:style-name="Tableau4">
        <table:table-column table:style-name="Tableau4.A"/>
        <table:table-row table:style-name="TableLine1405073762448">
          <table:table-cell table:style-name="Tableau4.A1" office:value-type="string">
            <text:p text:style-name="P11">Auteur(s) :</text:p>
          </table:table-cell>
        </table:table-row>
        <table:table-row table:style-name="TableLine1405073751216">
          <table:table-cell table:style-name="Tableau4.A2" office:value-type="string">
            <text:p text:style-name="P10"><text:user-defined style:data-style-name="N0" text:name="Auteur 1">Thomas L. BONNEAUD</text:user-defined></text:p>
          </table:table-cell>
        </table:table-row>
      </table:table>
      <text:p text:style-name="P7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6">Table des matières</text:p>
          </text:index-title>
        </text:index-body>
      </text:table-of-content>
      <text:p text:style-name="P7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3" svg:font-family="Arial" style:font-adornments="Italique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4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1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3" fo:font-family="Arial" style:font-style-name="Italique" style:font-family-generic="swiss" style:font-pitch="variable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Arial4" fo:font-family="Arial" style:font-style-name="Normal" style:font-family-generic="swiss" style:font-pitch="variabl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>
        <style:tab-stops/>
      </style:paragraph-properties>
      <style:text-properties style:font-name="Arial1" fo:font-family="Arial" style:font-style-name="Gras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4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3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9" style:display-name="Contents 9" style:family="paragraph" style:parent-style-name="Index" style:class="index">
      <style:paragraph-properties fo:margin-left="4.001cm" fo:margin-right="0cm" fo:text-indent="0cm" style:auto-text-indent="false">
        <style:tab-stops>
          <style:tab-stop style:position="13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2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Arial1" fo:font-family="Arial" style:font-style-name="Gras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Arial1" fo:font-family="Arial" style:font-style-name="Gras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Arial1" fo:font-family="Arial" style:font-style-name="Gras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Arial2" fo:font-family="Arial" style:font-style-name="Gras Italique" style:font-family-generic="swiss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Drawing" style:family="paragraph" style:parent-style-name="Caption" style:class="extra">
      <style:text-properties style:font-name="Arial3" fo:font-family="Arial" style:font-style-name="Italique" style:font-family-generic="swiss" style:font-pitch="variable" fo:font-size="9pt"/>
    </style:style>
    <style:style style:name="Figure" style:family="paragraph" style:parent-style-name="Caption" style:class="extra">
      <style:text-properties style:font-name="Arial3" fo:font-family="Arial" style:font-style-name="Italique" style:font-family-generic="swiss" style:font-pitch="variable" fo:font-size="9pt"/>
    </style:style>
    <style:style style:name="Illustration" style:family="paragraph" style:parent-style-name="Caption" style:class="extra">
      <style:text-properties style:font-name="Arial3" fo:font-family="Arial" style:font-style-name="Italique" style:font-family-generic="swiss" style:font-pitch="variable" fo:font-size="9pt"/>
    </style:style>
    <style:style style:name="Table" style:family="paragraph" style:parent-style-name="Caption" style:class="extra">
      <style:text-properties style:font-name="Arial3" fo:font-family="Arial" style:font-style-name="Italique" style:font-family-generic="swiss" style:font-pitch="variable" fo:font-size="9pt"/>
    </style:style>
    <style:style style:name="Text" style:family="paragraph" style:parent-style-name="Caption" style:class="extra">
      <style:text-properties style:font-name="Arial3" fo:font-family="Arial" style:font-style-name="Italique" style:font-family-generic="swiss" style:font-pitch="variable" fo:font-size="9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style:font-name="Arial4" fo:font-family="Arial" style:font-style-name="Normal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="none"/>
    </style:style>
    <style:style style:name="MP1" style:family="paragraph" style:parent-style-name="Header">
      <style:paragraph-properties fo:text-align="start" style:justify-single-word="false"/>
      <style:text-properties style:font-name="Arial4" fo:font-size="9pt"/>
    </style:style>
    <style:style style:name="MP2" style:family="paragraph" style:parent-style-name="Footer">
      <style:text-properties style:font-name="Arial4" fo:font-size="10pt" officeooo:rsid="00196d06" officeooo:paragraph-rsid="00196d06"/>
    </style:style>
    <style:style style:name="MP3" style:family="paragraph" style:parent-style-name="Table_20_Contents">
      <style:paragraph-properties fo:text-align="start" style:justify-single-word="false"/>
      <style:text-properties style:font-name="Arial4" fo:font-size="9pt"/>
    </style:style>
    <style:style style:name="MP4" style:family="paragraph" style:parent-style-name="Table_20_Contents">
      <style:paragraph-properties fo:text-align="start" style:justify-single-word="false"/>
      <style:text-properties style:font-name="Arial4" fo:font-size="9pt" officeooo:rsid="001a4855" officeooo:paragraph-rsid="001a4855"/>
    </style:style>
    <style:style style:name="MP5" style:family="paragraph" style:parent-style-name="Table_20_Contents">
      <style:paragraph-properties fo:text-align="start" style:justify-single-word="false"/>
      <style:text-properties style:font-name="Arial4" fo:font-size="9pt" officeooo:rsid="001b2294" officeooo:paragraph-rsid="001b229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able:table table:name="Tableau1" table:style-name="Tableau1">
          <table:table-column table:style-name="Tableau1.A"/>
          <table:table-column table:style-name="Tableau1.B"/>
          <table:table-row table:style-name="TableLine1405073752368">
            <table:table-cell table:style-name="Tableau1.A1" table:number-rows-spanned="2" office:value-type="string">
              <text:p text:style-name="MP3"><text:user-defined style:data-style-name="N0" text:name="Titre">DA_Katchit_1.0_DS105</text:user-defined></text:p>
            </table:table-cell>
            <table:table-cell table:style-name="Tableau1.A1" office:value-type="string">
              <text:p text:style-name="MP4">Projet : <text:user-defined style:data-style-name="N0" text:name="Projet">Katchit</text:user-defined></text:p>
            </table:table-cell>
          </table:table-row>
          <table:table-row table:style-name="TableLine1405073757552">
            <table:covered-table-cell table:style-name="Tableau1.A1"/>
            <table:table-cell table:style-name="Tableau1.A1" office:value-type="string">
              <text:p text:style-name="MP5">Référence : <text:user-defined style:data-style-name="N0" text:name="Référence">DS105</text:user-defined></text:p>
            </table:table-cell>
          </table:table-row>
        </table:table>
        <text:p text:style-name="MP1"/>
      </style:header>
      <style:footer>
        <text:p text:style-name="MP2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1T13:35:17.694000000</meta:creation-date>
    <dc:date>2024-01-01T20:25:48.095000000</dc:date>
    <meta:editing-duration>PT24M23S</meta:editing-duration>
    <meta:editing-cycles>11</meta:editing-cycles>
    <meta:generator>LibreOffice/7.3.3.2$Windows_X86_64 LibreOffice_project/d1d0ea68f081ee2800a922cac8f79445e4603348</meta:generator>
    <meta:document-statistic meta:table-count="4" meta:image-count="0" meta:object-count="0" meta:page-count="3" meta:paragraph-count="25" meta:word-count="65" meta:character-count="387" meta:non-whitespace-character-count="346"/>
    <meta:user-defined meta:name="Auteur 1">Thomas L. BONNEAUD</meta:user-defined>
    <meta:user-defined meta:name="Auteur 2"/>
    <meta:user-defined meta:name="Auteur 3"/>
    <meta:user-defined meta:name="Date de création">01/01/2024</meta:user-defined>
    <meta:user-defined meta:name="Projet" meta:value-type="string">Katchit</meta:user-defined>
    <meta:user-defined meta:name="Référence" meta:value-type="string">DS105</meta:user-defined>
    <meta:user-defined meta:name="Siglet document" meta:value-type="string">DA</meta:user-defined>
    <meta:user-defined meta:name="Titre" meta:value-type="string">DA_Katchit_1.0_DS105</meta:user-defined>
    <meta:user-defined meta:name="Type document" meta:value-type="string">Dossier Architecture</meta:user-defined>
    <meta:user-defined meta:name="Version" meta:value-type="string">1.0</meta:user-defined>
  </office:meta>
</office:document-meta>
</file>